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3.8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7.273cm"/>
    </style:style>
    <style:style style:name="pr5" style:family="presentation" style:parent-style-name="Обычный-outline1">
      <style:graphic-properties fo:min-height="13.586cm"/>
    </style:style>
    <style:style style:name="pr6" style:family="presentation" style:parent-style-name="Обычный-outline1">
      <style:graphic-properties fo:min-height="15.655cm"/>
    </style:style>
    <style:style style:name="pr7" style:family="presentation" style:parent-style-name="Обычный-outline1">
      <style:graphic-properties fo:min-height="17.773cm"/>
    </style:style>
    <style:style style:name="pr8" style:family="presentation" style:parent-style-name="Обычный-outline1">
      <style:graphic-properties fo:min-height="18.693cm"/>
    </style:style>
    <style:style style:name="pr9" style:family="presentation" style:parent-style-name="Обычный-outline1">
      <style:graphic-properties fo:min-height="16cm"/>
    </style:style>
    <style:style style:name="pr10" style:family="presentation" style:parent-style-name="Обычный-title">
      <style:graphic-properties fo:min-height="2.2cm"/>
    </style:style>
    <style:style style:name="pr11" style:family="presentation" style:parent-style-name="Обычный-outline1">
      <style:graphic-properties fo:min-height="16.927cm"/>
    </style:style>
    <style:style style:name="pr12" style:family="presentation" style:parent-style-name="Обычный-title">
      <style:graphic-properties fo:min-height="2.855cm"/>
    </style:style>
    <style:style style:name="pr13" style:family="presentation" style:parent-style-name="Обычный-outline1">
      <style:graphic-properties fo:min-height="10.544cm"/>
    </style:style>
    <style:style style:name="pr14" style:family="presentation" style:parent-style-name="Обычный-outline1">
      <style:graphic-properties fo:min-height="18.479cm"/>
    </style:style>
    <style:style style:name="pr15" style:family="presentation" style:parent-style-name="Обычный-outline1">
      <style:graphic-properties fo:min-height="17.492cm"/>
    </style:style>
    <style:style style:name="pr16" style:family="presentation" style:parent-style-name="Обычный-outline1">
      <style:graphic-properties fo:min-height="18.153cm"/>
    </style:style>
    <style:style style:name="pr17" style:family="presentation" style:parent-style-name="Обычный-title">
      <style:graphic-properties fo:min-height="2.5cm"/>
    </style:style>
    <style:style style:name="pr18" style:family="presentation" style:parent-style-name="Обычный-outline1">
      <style:graphic-properties fo:min-height="16.921cm"/>
    </style:style>
    <style:style style:name="pr19" style:family="presentation" style:parent-style-name="Обычный-title">
      <style:graphic-properties fo:min-height="2.163cm"/>
    </style:style>
    <style:style style:name="pr20" style:family="presentation" style:parent-style-name="Обычный-outline1">
      <style:graphic-properties fo:min-height="2.086cm"/>
    </style:style>
    <style:style style:name="pr21" style:family="presentation" style:parent-style-name="Обычный-title">
      <style:graphic-properties fo:min-height="2.263cm"/>
    </style:style>
    <style:style style:name="pr22" style:family="presentation" style:parent-style-name="Обычный-outline1">
      <style:graphic-properties fo:min-height="17.286cm"/>
    </style:style>
    <style:style style:name="pr23" style:family="presentation" style:parent-style-name="Обычный-outline1">
      <style:graphic-properties fo:min-height="19cm"/>
    </style:style>
    <style:style style:name="pr24" style:family="presentation" style:parent-style-name="Обычный-title">
      <style:graphic-properties fo:min-height="1.737cm"/>
    </style:style>
    <style:style style:name="pr25" style:family="presentation" style:parent-style-name="Обычный-outline1">
      <style:graphic-properties fo:min-height="17.5cm"/>
    </style:style>
    <style:style style:name="pr26" style:family="presentation" style:parent-style-name="Обычный-outline1">
      <style:graphic-properties fo:min-height="19.453cm"/>
    </style:style>
    <style:style style:name="pr27" style:family="presentation" style:parent-style-name="Обычный-outline1">
      <style:graphic-properties fo:min-height="19.5cm"/>
    </style:style>
    <style:style style:name="pr28" style:family="presentation" style:parent-style-name="Обычный-outline1">
      <style:graphic-properties fo:min-height="18.418cm"/>
    </style:style>
    <style:style style:name="pr29" style:family="presentation" style:parent-style-name="Обычный-outline1">
      <style:graphic-properties fo:min-height="15.773cm"/>
    </style:style>
    <style:style style:name="pr30" style:family="presentation" style:parent-style-name="Обычный-outline1">
      <style:graphic-properties fo:min-height="20.22cm"/>
    </style:style>
    <style:style style:name="pr31" style:family="presentation" style:parent-style-name="Обычный-outline1">
      <style:graphic-properties fo:min-height="12.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GI — Common Gate Interface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Набор соглашений, которые должны соблюдаться web-серверами при выполнении web-приложений.</text:p>
                <text:p>Адрес site.com/path/picture.jpg предполагает наличие графического файла по указанному пути.</text:p>
                <text:p>На самом деле это может быть псевдоним некоторого скрипта (программы), которая при обращении к ней запустится и вернет результаты своей работы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Иногда требуется передать серверу какие-то данные, например в случае поиска.</text:p>
                <text:p>Тогда адрес может выглядеть так:</text:p>
                <text:p>site.com/script.cgi?search=tovar</text:p>
                <text:p>или, если параметров несколько, так:</text:p>
                <text:p>site.com/script.cgi?search=tovar&amp;sort=price&amp;order=desc</text:p>
                <text:p>Такой способ посылки параметров скрипту (в строке URL) называется методом <text:span text:style-name="T1">GET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етоды HTTP-запроса</text:p>
          </draw:text-box>
        </draw:frame>
        <draw:frame presentation:style-name="pr5" draw:layer="layout" svg:width="25.199cm" svg:height="13.586cm" svg:x="1.4cm" svg:y="4.914cm" presentation:class="outline" presentation:user-transformed="true">
          <draw:text-box>
            <text:list text:style-name="L2">
              <text:list-header>
                <text:p>GET</text:p>
                <text:p>POST</text:p>
                <text:p>HEAD</text:p>
                <text:p>PUT</text:p>
                <text:p>DELETE</text:p>
                <text:p>и нек-рые другие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Заголовки запроса</text:span></text:p>
          </draw:text-box>
        </draw:frame>
        <draw:frame presentation:style-name="pr6" draw:layer="layout" svg:width="25.199cm" svg:height="15.655cm" svg:x="1.4cm" svg:y="4.014cm" presentation:class="outline" presentation:user-transformed="true">
          <draw:text-box>
            <text:list text:style-name="L2">
              <text:list-header>
                <text:p>На самом деле браузер при вводе строки запроса делает следующее:</text:p>
                <text:p>выделяет имя сервера и порт и отправляет следующее:</text:p>
                <text:p>GET строка запроса HTTP/1.0\n</text:p>
                <text:p><text:s/>… …</text:p>
                <text:p>\n\n</text:p>
                <text:p/>
                <text:p>Заголовки разделяются символом перевода строки \n и завершаются \n\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После первой строки могут следовать другие строки с информацией, разделенной переводом строки. Эти строки формирует браузер, они называются <text:span text:style-name="T1">заголовками (headers)</text:span></text:p>
                <text:p><text:span text:style-name="T2">Их может быть сколько угодно. Протокол http задает правила формирования и интерпретации этих заголовков.</text:span></text:p>
                <text:p><text:span text:style-name="T2">Не все заголовки обрабатываются сервером, <text:s/>некоторые пересылаются вызываемому скрипту с помощью </text:span><text:span text:style-name="T1">переменных окружения (environment variables)</text:span><text:span text:style-name="T2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После первой строки могут следовать другие строки с информацией, разделенной переводом строки. Эти строки формирует браузер, они называются <text:span text:style-name="T1">заголовками (headers)</text:span></text:p>
                <text:p><text:span text:style-name="T2">Их может быть сколько угодно. Протокол http задает правила формирования и интерпретации этих заголовков.</text:span></text:p>
                <text:p><text:span text:style-name="T2">Не все заголовки обрабатываются сервером, <text:s/>некоторые пересылаются вызываемому скрипту с помощью </text:span><text:span text:style-name="T1">переменных окружения (environment variables)</text:span><text:span text:style-name="T2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GET адрес/скрипт?параметры HTTP/1.0</text:p>
                <text:p>переменные окружения:</text:p>
                <text:p>REQUEST_URI</text:p>
                <text:p>QUERY_STRING</text:p>
                <text:p>REQUEST_METHOD</text:p>
                <text:p>URI — Universal Resource Identifier, часто смешивают с UR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ST</text:p>
          </draw:text-box>
        </draw:frame>
        <draw:frame presentation:style-name="pr2" draw:layer="layout" svg:width="25.199cm" svg:height="13.859cm" svg:x="1.4cm" svg:y="5.014cm" presentation:class="outline" presentation:user-transformed="true">
          <draw:text-box>
            <text:list text:style-name="L2">
              <text:list-header>
                <text:p>POST адрес/скрипт?параметры HTTP/1.0</text:p>
                <text:p>в отличие от GET передает данные не в адресной строке, а после всех заголовков</text:p>
                <text:p>используется для загрузки файлов</text:p>
                <text:p>переменные окружения те же, что и у GE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-Typ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Content-Type: application/x-www-form-urlencoded</text:p>
                <text:p>Content-Type: multipart/form-data</text:p>
                <text:p>идентифицирует тип передаваемых данных</text:p>
                <text:p>переменная окружения CONTENT_TYPE</text:p>
                <text:p>сервер не интерпретирует, передает сценарию через переменную окружени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.199cm" svg:height="18.693cm" svg:x="1.4cm" svg:y="1cm" presentation:class="outline" presentation:user-transformed="true">
          <draw:text-box>
            <text:list text:style-name="L2">
              <text:list-header>
                <text:p text:style-name="P3"><text:span text:style-name="T3">application/x-www-form-urlencoded</text:span></text:p>
                <text:p/>
                <text:p>означает, что все символы, отличные от алфавитно-цифровых специальным образом кодируются (этот способ называется url-кодирование) </text:p>
                <text:p/>
                <text:p>dns-shop.ru/search/?q=ноутбук </text:p>
                <text:p/>
                <text:p>dns-shop.ru/search/?q=%D0%BD%D0%BE%D1%83%D1%82%D0%B1%D1%83%D0%B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9" draw:text-style-name="P3" draw:layer="layout" svg:width="25.199cm" svg:height="16cm" svg:x="1.4cm" svg:y="3cm" presentation:class="outline" presentation:user-transformed="true">
          <draw:text-box>
            <text:list text:style-name="L2">
              <text:list-header>
                <text:p text:style-name="P3"><text:span text:style-name="T3">multipart/form-data</text:span></text:p>
                <text:p/>
                <text:p>этот формат передачи данных был придуман для передачи больших блоков информации</text:p>
                <text:p>url-кодирование при этом не применяется</text:p>
                <text:p>можно передавать файлы как бинарные блоки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S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HOST: имя хоста</text:p>
                <text:p>когда разные доменные имена соответствуют одному IP-адресу, следует указать, какой именно домен требуется</text:p>
                <text:p>переменная окружения HTTP_HOS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r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eferer: url</text:p>
                <text:p>Формируется браузером и содержит url страницы, с которой был совершен переход на текущую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Заголовки ответа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Ответ, как и запрос, должен состоять из заголовков.</text:p>
                <text:p>Это такой же набор строк, разделенных символом перевода строки и завершающиеся \n\n</text:p>
                <text:p>Затем могут следовать данные ответа (html-код, файл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д ответа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Первый заголовок имеет вид:</text:p>
                <text:p>HTTP/1.1 OK</text:p>
                <text:p>HTTP/1.1 404 Not found</text:p>
                <text:p>HTTP/1.1 403 Forbidden</text:p>
                <text:p>HTTP/1.1 301 Moved Permanentl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-typ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Определяет mime-тип возвращаемых данных и кодировку</text:p>
                <text:p>Content-type: text/html; charset=utf-8</text:p>
                <text:p>возможные значения:</text:p>
                <text:p>text/plain</text:p>
                <text:p>text/html</text:p>
                <text:p>image/jpeg</text:p>
                <text:p>и др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0" draw:text-style-name="P1" draw:layer="layout" svg:width="25.199cm" svg:height="2.2cm" svg:x="1.4cm" svg:y="0.5cm" presentation:class="title" presentation:user-transformed="true">
          <draw:text-box>
            <text:p><text:span text:style-name="T1">MIME</text:span></text:p>
          </draw:text-box>
        </draw:frame>
        <draw:frame presentation:style-name="pr11" draw:layer="layout" svg:width="25.199cm" svg:height="16.927cm" svg:x="1.4cm" svg:y="3.114cm" presentation:class="outline" presentation:user-transformed="true">
          <draw:text-box>
            <text:list text:style-name="L2">
              <text:list-header>
                <text:p>Multipurpose Internet Mail Extensions — стандарт, описывающий передачу различных типов данных по электронной почте, а также в общем случае кодирование информации для передачи по интернету</text:p>
                <text:p>некоторые mime-типы:</text:p>
                <text:p>text/html</text:p>
                <text:p>text/plain</text:p>
                <text:p>image/jpeg</text:p>
                <text:p>audio/mpeg</text:p>
                <text:p>и т.д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2" draw:layer="layout" svg:width="25.199cm" svg:height="2.855cm" svg:x="1.4cm" svg:y="0.488cm" presentation:class="title" presentation:user-transformed="true">
          <draw:text-box>
            <text:p>ПЕРЕМЕННЫЕ ОКРУЖЕНИЯ</text:p>
          </draw:text-box>
        </draw:frame>
        <draw:frame presentation:style-name="pr13" draw:layer="layout" svg:width="25.199cm" svg:height="10.544cm" svg:x="1.81cm" svg:y="4.587cm" presentation:class="outline" presentation:user-transformed="true">
          <draw:text-box>
            <text:list text:style-name="L2">
              <text:list-header>
                <text:p>Непосредственно перед запуском скрипта web-сервер передает ему информацию в переменных окружения. Некоторые из них содержат заголовки, некоторые формируются web-сервером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4" draw:layer="layout" svg:width="25.199cm" svg:height="18.479cm" svg:x="1.4cm" svg:y="1.075cm" presentation:class="outline" presentation:user-transformed="true">
          <draw:text-box>
            <text:list text:style-name="L2">
              <text:list-header>
                <text:p>HTTP_ACCEPT — перечислены все типы данных, воспринимаемые браузером</text:p>
                <text:p>HTTP_REFERER — имя документа, вызвавшего скрипт</text:p>
                <text:p>HTTP_USER_AGENT — сведения о браузере</text:p>
                <text:p>HTTP_HOST — доменное имя сервера, на котором запущен скрипт</text:p>
                <text:p>SERVER_PORT — порт</text:p>
                <text:p>REMOTE_ADDR — IP-адрес или доменное имя, на котором был запущен браузер</text:p>
                <text:p>REMOTE_PORT — порт, на котором браузер ждет ответ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5" draw:layer="layout" svg:width="25.199cm" svg:height="17.492cm" svg:x="1.4cm" svg:y="1.281cm" presentation:class="outline" presentation:user-transformed="true">
          <draw:text-box>
            <text:list text:style-name="L2">
              <text:list-header>
                <text:p>SCRIPT_NAME — виртуальное имя скрипта</text:p>
                <text:p>REQUEST_METHOD — метод запроса GET или POST</text:p>
                <text:p>QUERY_STRING — строка параметров после "?"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6" draw:layer="layout" svg:width="25.199cm" svg:height="18.153cm" svg:x="1.4cm" svg:y="0.62cm" presentation:class="outline" presentation:user-transformed="true">
          <draw:text-box>
            <text:list text:style-name="L2">
              <text:list-header>
                <text:p>Таким образом, соблюдая правила CGI, можно формировать динамические страницы на любом языке программирования.</text:p>
                <text:p>Важно только правильно обрабатывать заголовки запросов и формировать заголовки ответов в рамках HTT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7" draw:text-style-name="P1" draw:layer="layout" svg:width="25.199cm" svg:height="2.5cm" svg:x="1.301cm" svg:y="0cm" presentation:class="title" presentation:user-transformed="true">
          <draw:text-box>
            <text:p><text:span text:style-name="T1">PHP</text:span></text:p>
          </draw:text-box>
        </draw:frame>
        <draw:frame presentation:style-name="pr18" draw:layer="layout" svg:width="25.199cm" svg:height="16.921cm" svg:x="1.4cm" svg:y="3.5cm" presentation:class="outline" presentation:user-transformed="true">
          <draw:text-box>
            <text:list text:style-name="L2">
              <text:list-header>
                <text:p><text:span text:style-name="T1">P</text:span>ersonal <text:span text:style-name="T1">H</text:span>ome <text:span text:style-name="T1">P</text:span>ages — первоначальная аббревиатура, в настоящее время: </text:p>
                <text:p><text:span text:style-name="T1">P</text:span>HP – <text:span text:style-name="T1">H</text:span>ypertext <text:span text:style-name="T1">P</text:span>reprocessor</text:p>
                <text:p>язык программирования, код которого выполняется на стороне сервера</text:p>
                <text:p>совместим с html-кодом</text:p>
                <text:p>обработка php-кода производится сервером, в результате браузеру отдается html-код</text:p>
                <text:p>встраивается с помощью дескрипторов &lt;? и ?&gt; (или: &lt;?php и ?&gt;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ПЕРЕМЕННЫЕ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header>
                    <text:p>Начинаются с <text:span text:style-name="T1">$: </text:span></text:p>
                    <text:p><text:span text:style-name="T2">$a, $Name, $list22</text:span></text:p>
                    <text:p><text:span text:style-name="T2">состоят из латинских букв, цифр и подчеркивания</text:span></text:p>
                    <text:p><text:span text:style-name="T2">регистр имеет значение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19" draw:layer="layout" svg:width="25.199cm" svg:height="2.163cm" svg:x="1.4cm" svg:y="0.837cm" presentation:class="title" presentation:user-transformed="true">
          <draw:text-box>
            <text:p>ТИПЫ ДАННЫХ</text:p>
          </draw:text-box>
        </draw:frame>
        <draw:frame presentation:style-name="pr18" draw:layer="layout" svg:width="25.199cm" svg:height="16.921cm" svg:x="1.301cm" svg:y="3cm" presentation:class="outline" presentation:user-transformed="true">
          <draw:text-box>
            <text:list text:style-name="L2">
              <text:list-header>
                <text:p><text:span text:style-name="T1">integer</text:span> — целые числа;</text:p>
                <text:p><text:span text:style-name="T1">float</text:span> — вещественные числа;</text:p>
                <text:p><text:span text:style-name="T1">string</text:span> — строка;</text:p>
                <text:p><text:span text:style-name="T1">bool</text:span> — логический тип данных (true или false)</text:p>
                <text:p><text:span text:style-name="T1">object</text:span> — экземпляры класса;</text:p>
                <text:p><text:span text:style-name="T1">array</text:span> — массивы;</text:p>
                <text:p>При инициализации переменной интерпретатор автоматически относит к одному из типов данных в зависимости от содержимого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9" draw:layer="layout" svg:width="25.199cm" svg:height="2.163cm" svg:x="1.4cm" svg:y="0.537cm" presentation:class="title" presentation:user-transformed="true">
          <draw:text-box>
            <text:p>Математические операторы</text:p>
          </draw:text-box>
        </draw:frame>
        <draw:frame presentation:style-name="pr20" draw:layer="layout" svg:width="25.199cm" svg:height="2.086cm" svg:x="1.5cm" svg:y="3.5cm" presentation:class="outline" presentation:user-transformed="true">
          <draw:text-box>
            <text:list text:style-name="L2">
              <text:list-header>
                <text:p><text:span text:style-name="T1">+</text:span>, <text:span text:style-name="T1">-</text:span> , <text:span text:style-name="T1">*</text:span> , <text:span text:style-name="T1">/</text:span>, <text:span text:style-name="T1">%</text:span> - остаток от деления, ++, --</text:p>
              </text:list-header>
            </text:list>
          </draw:text-box>
        </draw:frame>
        <draw:frame presentation:style-name="pr19" draw:layer="layout" svg:width="25.199cm" svg:height="2.163cm" svg:x="1.5cm" svg:y="5.537cm" presentation:class="title" presentation:user-transformed="true">
          <draw:text-box>
            <text:p>Операторы присваивания</text:p>
          </draw:text-box>
        </draw:frame>
        <draw:frame presentation:style-name="pr20" draw:layer="layout" svg:width="25.199cm" svg:height="2.086cm" svg:x="1.5cm" svg:y="8.1cm" presentation:class="outline" presentation:user-transformed="true">
          <draw:text-box>
            <text:list text:style-name="L2">
              <text:list-header>
                <text:p><text:span text:style-name="T1">=</text:span><text:span text:style-name="T2">,</text:span><text:span text:style-name="T1"> +=</text:span>, <text:span text:style-name="T1">-=</text:span> , <text:span text:style-name="T1">*=</text:span> , <text:span text:style-name="T1">/=</text:span>, <text:span text:style-name="T1">%=</text:span></text:p>
              </text:list-header>
            </text:list>
          </draw:text-box>
        </draw:frame>
        <draw:frame presentation:style-name="pr19" draw:layer="layout" svg:width="25.199cm" svg:height="2.163cm" svg:x="1.301cm" svg:y="9.9cm" presentation:class="title" presentation:user-transformed="true">
          <draw:text-box>
            <text:p>Объединение строк</text:p>
          </draw:text-box>
        </draw:frame>
        <draw:frame presentation:style-name="pr20" draw:text-style-name="P4" draw:layer="layout" svg:width="25.199cm" svg:height="2.086cm" svg:x="1.301cm" svg:y="12.814cm" presentation:class="outline" presentation:user-transformed="true">
          <draw:text-box>
            <text:list text:style-name="L2">
              <text:list-header>
                <text:p><text:span text:style-name="T2">$str1=$str2 . 'Строка'</text:span></text:p>
              </text:list-header>
            </text:list>
          </draw:text-box>
        </draw:frame>
        <draw:frame presentation:style-name="pr19" draw:layer="layout" svg:width="25.199cm" svg:height="2.163cm" svg:x="0.801cm" svg:y="14.5cm" presentation:class="title" presentation:user-transformed="true">
          <draw:text-box>
            <text:p>Операторы сравнения</text:p>
          </draw:text-box>
        </draw:frame>
        <draw:frame presentation:style-name="pr20" draw:text-style-name="P4" draw:layer="layout" svg:width="25.199cm" svg:height="2.086cm" svg:x="0.801cm" svg:y="17.5cm" presentation:class="outline" presentation:user-transformed="true">
          <draw:text-box>
            <text:list text:style-name="L2">
              <text:list-header>
                <text:p><text:span text:style-name="T1">==</text:span><text:span text:style-name="T2">, </text:span><text:span text:style-name="T1">===</text:span><text:span text:style-name="T2">, </text:span><text:span text:style-name="T1">!=</text:span><text:span text:style-name="T2">, </text:span><text:span text:style-name="T1">!==</text:span><text:span text:style-name="T2">, </text:span><text:span text:style-name="T1">&lt;</text:span><text:span text:style-name="T2">, </text:span><text:span text:style-name="T1">&gt;</text:span><text:span text:style-name="T2">, </text:span><text:span text:style-name="T1">&lt;=</text:span><text:span text:style-name="T2">, </text:span><text:span text:style-name="T1">&gt;=</text:span><text:span text:style-name="T2">,</text:span><text:span text:style-name="T1"> &amp;&amp;</text:span><text:span text:style-name="T2">,</text:span><text:span text:style-name="T1"> ||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737cm" presentation:class="title" presentation:user-transformed="true">
          <draw:text-box>
            <text:p>ПРОВЕРКА СУЩЕСТВОВАНИЯ И ТИПА ПЕРЕМЕННОЙ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Функция <text:span text:style-name="T1">isset</text:span>($variable) проверяет существование переменной. Если переменная определена, то возвращается <text:span text:style-name="T1">true</text:span></text:p>
                <text:p><text:span text:style-name="T2">Функция </text:span><text:span text:style-name="T1">gettype</text:span><text:span text:style-name="T2">($variable) возвращает тип данных переменной (возвращается строка 'integer', 'string' и т.д.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ДАЛЕНИЕ ПЕРЕМЕННОЙ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Для удаления используется функция <text:span text:style-name="T1">unset</text:span>($variabl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СТАНТЫ</text:p>
          </draw:text-box>
        </draw:frame>
        <draw:frame presentation:style-name="pr2" draw:layer="layout" svg:width="26.1cm" svg:height="13.859cm" svg:x="1.4cm" svg:y="4.914cm" presentation:class="outline" presentation:user-transformed="true">
          <draw:text-box>
            <text:list text:style-name="L2">
              <text:list-header>
                <text:p>Используются для задания значений, не изменяющихся в работе программы.</text:p>
                <text:p>Для создания предназначена функция <text:span text:style-name="T1">define</text:span><text:span text:style-name="T2">:</text:span></text:p>
                <text:p><text:span text:style-name="T2">define("MYSITE", "Название сайта");</text:span></text:p>
                <text:p><text:span text:style-name="T2">После объявления константы ее имя указывается в программе без знака $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ЕОБРАЗОВАНИЕ ТИПОВ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header>
                    <text:p>Интерпретатор попытается преобразовать данные к одному типу. </text:p>
                    <text:p>В случае смешивания строковых и числовых данных в математической операции, строковые преобразуются к числовым, если это невозможно (состоят из букв), то значение строковой переменной устанавливается в 0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МАССИВЫ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Упорядоченный набор переменных</text:p>
                <text:p>Инициализация массива может осуществляться поэлементно:</text:p>
                <text:p>$arr[]='один';</text:p>
                <text:p>$arr[]='два';</text:p>
                <text:p>или с указанием набора элементов:</text:p>
                <text:p>$arr=array('один', 'два');</text:p>
                <text:p>$arr[]='три'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Элементов массива может быть другой массив, так что возможны многомерные массивы</text:p>
                <text:p>$mass=array('один', array('два','три'))</text:p>
                <text:p>Обращение к элементу массива:</text:p>
                <text:p>echo $mass[0]; один</text:p>
                <text:p>echo $mass[1][0]; два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ОЦИАТИВНЫЕ МАССИВЫ</text:p>
          </draw:text-box>
        </draw:frame>
        <draw:frame presentation:style-name="pr2" draw:layer="layout" svg:width="26.1cm" svg:height="13.859cm" svg:x="1.4cm" svg:y="4.914cm" presentation:class="outline" presentation:user-transformed="true">
          <draw:text-box>
            <text:list text:style-name="L2">
              <text:list-header>
                <text:p>Индексом массива может быть не только целое число, но и строка:</text:p>
                <text:p>$mass['one']=1;</text:p>
                <text:p>$mass['two']=array(1,2);</text:p>
                <text:p>$mass2=array('first'=&gt;$mass, 'second'=&gt;'string'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office:forms form:automatic-focus="false" form:apply-design-mode="false"/>
        <draw:frame presentation:style-name="pr21" draw:layer="layout" svg:width="25.199cm" svg:height="2.263cm" svg:x="1.4cm" svg:y="0.237cm" presentation:class="title" presentation:user-transformed="true">
          <draw:text-box>
            <text:p>УСЛОВНЫЕ ОПЕРАТОРЫ</text:p>
          </draw:text-box>
        </draw:frame>
        <draw:frame presentation:style-name="pr22" draw:layer="layout" svg:width="25.199cm" svg:height="17.286cm" svg:x="1.4cm" svg:y="2.7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>Оператор </text:span><text:span text:style-name="T1">IF</text:span> … <text:span text:style-name="T1">ELSE</text:span> … - оператор ветвления</text:p>
                    <text:p>if ($a==$b)</text:p>
                    <text:p><text:s text:c="3"/>echo $a;</text:p>
                    <text:p>else</text:p>
                    <text:p><text:s text:c="3"/>echo $b;</text:p>
                    <text:p/>
                    <text:p>if ($a==$b):</text:p>
                    <text:p><text:s text:c="3"/>echo $a;</text:p>
                    <text:p>else:</text:p>
                    <text:p><text:s text:c="3"/>echo $b;</text:p>
                    <text:p>endif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1">
        <office:forms form:automatic-focus="false" form:apply-design-mode="false"/>
        <draw:frame presentation:style-name="pr23" draw:layer="layout" svg:width="25.199cm" svg:height="19cm" svg:x="1.4cm" svg:y="1cm" presentation:class="outline" presentation:user-transformed="true">
          <draw:text-box>
            <text:list text:style-name="L2">
              <text:list-item>
                <text:list>
                  <text:list-header>
                    <text:p>if ($a==$b)</text:p>
                    <text:p><text:s text:c="3"/>{echo "$a=$b";}</text:p>
                    <text:p>elseif ($a&gt;$b)</text:p>
                    <text:p><text:s text:c="3"/>{echo "$a&gt;$b";}</text:p>
                    <text:p>else</text:p>
                    <text:p><text:s text:c="3"/>{echo "$a&lt;$b";}</text:p>
                    <text:p/>
                    <text:p>Оператор <text:span text:style-name="T1">?</text:span></text:p>
                    <text:p><text:span text:style-name="T2">$c=$a&lt;$b?'а меньше b':'a больше или равно b';</text:span></text:p>
                    <text:p><text:span text:style-name="T2"/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>Оператор </text:span><text:span text:style-name="T1">switch</text:span></text:p>
                    <text:p><text:span text:style-name="T1"/></text:p>
                  </text:list-header>
                </text:list>
                <text:p>switch ($a):</text:p>
                <text:p><text:s text:c="4"/>case 1: echo 'один'; break;</text:p>
                <text:p><text:s text:c="4"/>case 2: echo 'два'; break;</text:p>
                <text:p><text:s text:c="4"/>default: echo 'все остальное';</text:p>
                <text:p>endswitch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1">
        <office:forms form:automatic-focus="false" form:apply-design-mode="false"/>
        <draw:frame presentation:style-name="pr24" draw:text-style-name="P1" draw:layer="layout" svg:width="25.199cm" svg:height="1.737cm" svg:x="1.4cm" svg:y="0.3cm" presentation:class="title" presentation:user-transformed="true">
          <draw:text-box>
            <text:p><text:span text:style-name="T1">ОПЕРАТОРЫ ЦИКЛОВ</text:span></text:p>
          </draw:text-box>
        </draw:frame>
        <draw:frame presentation:style-name="pr25" draw:layer="layout" svg:width="25.199cm" svg:height="17.5cm" svg:x="1.4cm" svg:y="2.5cm" presentation:class="outline" presentation:user-transformed="true">
          <draw:text-box>
            <text:list text:style-name="L2">
              <text:list-header>
                <text:p>Цикл <text:span text:style-name="T4">for</text:span> используется для выполнения операций определенное число раз.</text:p>
                <text:p>for ($i=0; $i&lt;10; $i++) </text:p>
                <text:p>{</text:p>
                <text:p><text:s text:c="5"/>&lt;тело цикла&gt;</text:p>
                <text:p>}</text:p>
                <text:p/>
                <text:p>for ($i=20; $i&gt;0; $i=$i-2): </text:p>
                <text:p><text:s text:c="5"/>&lt;тело цикла&gt;</text:p>
                <text:p>endfor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1T1">
        <office:forms form:automatic-focus="false" form:apply-design-mode="false"/>
        <draw:frame presentation:style-name="pr26" draw:layer="layout" svg:width="25.199cm" svg:height="19.453cm" svg:x="1.4cm" svg:y="1cm" presentation:class="outline" presentation:user-transformed="true">
          <draw:text-box>
            <text:list text:style-name="L2">
              <text:list-header>
                <text:p>Последовательность работы цикла <text:span text:style-name="T4">for</text:span>:</text:p>
                <text:p>1. Счетчику присваивается начальное значение.</text:p>
                <text:p>2. Проверяется условие; если оно истинно, выполняется тело цикла, в противном случае выполнение цикла завершается.</text:p>
                <text:p>3. Счетчик в соответствии с выражением в 3-м параметре цикла.</text:p>
                <text:p>4. Возврат к п. 2.</text:p>
                <text:p>Цикл выполняется до тех пор, пока условие истинно. Если это не случится, цикл будет бесконечным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1T1">
        <office:forms form:automatic-focus="false" form:apply-design-mode="false"/>
        <draw:frame presentation:style-name="pr27" draw:layer="layout" svg:width="25.199cm" svg:height="19.5cm" svg:x="1.4cm" svg:y="0.5cm" presentation:class="outline" presentation:user-transformed="true">
          <draw:text-box>
            <text:list text:style-name="L2">
              <text:list-header>
                <text:p>Цикл <text:span text:style-name="T4">while</text:span> используется для выполнения операций до тех пор, пока логическое выражение истинно.</text:p>
                <text:p>while ($i&lt;10) </text:p>
                <text:p>{</text:p>
                <text:p><text:s text:c="5"/>&lt;тело цикла&gt;</text:p>
                <text:p>}</text:p>
                <text:p/>
                <text:p>while ($i&gt;0): </text:p>
                <text:p><text:s text:c="5"/>&lt;тело цикла&gt;</text:p>
                <text:p>endwhile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1T1">
        <office:forms form:automatic-focus="false" form:apply-design-mode="false"/>
        <draw:frame presentation:style-name="pr28" draw:layer="layout" svg:width="25.199cm" svg:height="18.418cm" svg:x="1.4cm" svg:y="1cm" presentation:class="outline" presentation:user-transformed="true">
          <draw:text-box>
            <text:list text:style-name="L2">
              <text:list-header>
                <text:p>Цикл <text:span text:style-name="T4">foreach</text:span> используется для перебора элементов массива</text:p>
                <text:p>foreach ($massiv as $key=&gt;$value) </text:p>
                <text:p>{</text:p>
                <text:p><text:s text:c="5"/>&lt;тело цикла&gt;</text:p>
                <text:p>}</text:p>
                <text:p/>
                <text:p>foreach ($massiv as $key=&gt;$value) : </text:p>
                <text:p><text:s text:c="5"/>&lt;тело цикла&gt;</text:p>
                <text:p>endforeach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1T1">
        <office:forms form:automatic-focus="false" form:apply-design-mode="false"/>
        <draw:frame presentation:style-name="pr23" draw:layer="layout" svg:width="25.199cm" svg:height="19cm" svg:x="1.4cm" svg:y="1cm" presentation:class="outline" presentation:user-transformed="true">
          <draw:text-box>
            <text:list text:style-name="L2">
              <text:list-header>
                <text:p text:style-name="P5"/>
                <text:p><text:span text:style-name="T5">Оператор</text:span><text:span text:style-name="T4"> break</text:span> служит для досрочного прерывания работы цикла</text:p>
                <text:p/>
                <text:p text:style-name="P5">Оператор <text:span text:style-name="T4">continue </text:span><text:span text:style-name="T5">служит для досрочного перехода к следующей итерации цикла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1T1">
        <office:forms form:automatic-focus="false" form:apply-design-mode="false"/>
        <draw:frame presentation:style-name="pr19" draw:text-style-name="P1" draw:layer="layout" svg:width="25.199cm" svg:height="2.163cm" svg:x="1.4cm" svg:y="0.337cm" presentation:class="title" presentation:user-transformed="true">
          <draw:text-box>
            <text:p><text:span text:style-name="T1">ОБРАБОТКА ДАННЫХ ФОРМЫ</text:span></text:p>
          </draw:text-box>
        </draw:frame>
        <draw:frame presentation:style-name="pr29" draw:layer="layout" svg:width="25.199cm" svg:height="15.773cm" svg:x="1.4cm" svg:y="3cm" presentation:class="outline" presentation:user-transformed="true">
          <draw:text-box>
            <text:list text:style-name="L2">
              <text:list-header>
                <text:p>Форма добавляется в HTML-документ при помощи парного тэга <text:span text:style-name="T1">&lt;form&gt;</text:span>. Внутри тэгов <text:span text:style-name="T1">&lt;form&gt;</text:span> и <text:span text:style-name="T1">&lt;/form&gt;</text:span> могут располагаться тэги <text:span text:style-name="T1">&lt;input&gt;</text:span>, <text:span text:style-name="T1">&lt;textarea&gt;</text:span> и <text:span text:style-name="T1">&lt;select&gt;</text:span>, вставляющие в форму элементы управления: текстовые поля, флажки, переключатели, списки, кнопки.</text:p>
                <text:p>&lt;form action="/act.php" method="POST" <text:s/>enctype="multipart/form-data" &gt;</text:p>
                <text:p><text:s text:c="3"/>&lt;элементы формы&gt;</text:p>
                <text:p>&lt;/form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 presentation:presentation-page-layout-name="AL1T1">
        <office:forms form:automatic-focus="false" form:apply-design-mode="false"/>
        <draw:frame presentation:style-name="pr30" draw:layer="layout" svg:width="25.199cm" svg:height="20.22cm" svg:x="1.4cm" svg:y="0.3cm" presentation:class="outline" presentation:user-transformed="true">
          <draw:text-box>
            <text:list text:style-name="L2">
              <text:list-header>
                <text:p><text:span text:style-name="T1">action</text:span> </text:p>
                <text:p>определяет скрипт на сервере, который примет данные и обработает их</text:p>
                <text:p><text:span text:style-name="T1">method</text:span></text:p>
                <text:p><text:span text:style-name="T2">определяет способ передачи данных, принимает 2 значения: </text:span><text:span text:style-name="T1">GET</text:span><text:span text:style-name="T2"> или </text:span><text:span text:style-name="T1">POST</text:span></text:p>
                <text:p><text:span text:style-name="T1">GET </text:span><text:span text:style-name="T2">-</text:span><text:span text:style-name="T1"> </text:span><text:span text:style-name="T2">пары «имя=значение» присоединяются к адресу после вопросительного знака и разделяются между собой амперсандом (символ &amp;). Имеет ограничение 4 Кб на объем данных</text:span></text:p>
                <text:p><text:span text:style-name="T1">POST </text:span><text:span text:style-name="T2">- посылает на сервер данные в запросе браузера. Позволяет отправлять большие объемы, файл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 presentation:presentation-page-layout-name="AL1T1">
        <office:forms form:automatic-focus="false" form:apply-design-mode="false"/>
        <draw:frame presentation:style-name="pr27" draw:text-style-name="P6" draw:layer="layout" svg:width="25.199cm" svg:height="19.5cm" svg:x="1.4cm" svg:y="0.8cm" presentation:class="outline" presentation:user-transformed="true">
          <draw:text-box>
            <text:list text:style-name="L2">
              <text:list-header>
                <text:p><text:span text:style-name="T6">enctype</text:span></text:p>
                <text:p><text:span text:style-name="T7">определяет способ кодирования данных формы при их отправке на сервер. Обычно устанавливать значение атрибута enctype не требуется, данные правильно понимаются на стороне сервера. Однако если используется поле для отправки файла (&lt;input type="file"&gt;), следует определить атрибут enctype как </text:span><text:span text:style-name="T6">multipart/form-data </text:span><text:span text:style-name="T7">().</text:span></text:p>
                <text:p><text:span text:style-name="T7">По умолчанию: </text:span></text:p>
                <text:p><text:span text:style-name="T6">application/x-www-form-urlencoded </text:span></text:p>
                <text:p><text:span text:style-name="T7">символы вроде русских букв кодируются 16-ричными значениями, пробелы заменяются на "+"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 presentation:presentation-page-layout-name="AL1T1">
        <office:forms form:automatic-focus="false" form:apply-design-mode="false"/>
        <draw:frame presentation:style-name="pr31" draw:layer="layout" svg:width="25.199cm" svg:height="12.5cm" svg:x="1.5cm" svg:y="2.5cm" presentation:class="outline" presentation:user-transformed="true">
          <draw:text-box>
            <text:list text:style-name="L2">
              <text:list-header>
                <text:p>В зависимости от метода передачи данных на сервере будут созданы массивы <text:span text:style-name="T1">$_GET</text:span> или <text:span text:style-name="T1">$_POST</text:span>, ключи которых совпадают с именами элементов формы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H14M14S</meta:editing-duration>
    <meta:editing-cycles>86</meta:editing-cycles>
    <meta:generator>OpenOffice/4.1.7$Win32 OpenOffice.org_project/417m1$Build-9800</meta:generator>
    <dc:date>2020-02-27T17:08:25.12</dc:date>
    <dc:creator>Pooh VVS</dc:creator>
    <meta:document-statistic meta:object-count="189"/>
  </office:meta>
</office:document-meta>
</file>